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akaoPGothic" fo:font-size="10pt" fo:font-weight="bold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TakaoPGothic"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 style:list-style-name="L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akaoPGothic" fo:font-size="10pt" fo:font-weight="bold" style:font-size-asian="8.75pt" style:font-weight-asian="bold" style:font-size-complex="10pt" style:font-weight-complex="bold"/>
    </style:style>
    <style:style style:name="T3" style:family="text">
      <style:text-properties style:font-name="TakaoPGothic" fo:font-size="10pt" fo:font-weight="normal" style:font-size-asian="8.75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s de Uso encontrados</text:p>
      <text:p text:style-name="P2"/>
      <text:list xml:id="list2052047929" text:style-name="L1">
        <text:list-item>
          <text:p text:style-name="P3"><text:span text:style-name="T2">Ingresar al Sistema : </text:span><text:span text:style-name="T3">El usuario ingresa al sitio y se genera un control de ingreso del </text:span><text:span text:style-name="T2">usuario</text:span><text:span text:style-name="T3"> en el sistema.</text:span></text:p>
        </text:list-item>
        <text:list-item>
          <text:p text:style-name="P1">Controlar Ingreso:<text:span text:style-name="T1"> Se comprueba que el usuario exista.</text:span></text:p>
        </text:list-item>
        <text:list-item>
          <text:p text:style-name="P1">Verificar Usuario: <text:span text:style-name="T1">Se comprueba el tipo de usuario y su rol dentro del sistema.</text:span></text:p>
        </text:list-item>
        <text:list-item>
          <text:p text:style-name="P1">Bajar Usuario Grupo: <text:span text:style-name="T1">El usuario requiere la baja en el Grupos de amigos.</text:span></text:p>
        </text:list-item>
        <text:list-item>
          <text:p text:style-name="P1">Cerrar Grupo:<text:span text:style-name="T1"> Cuando el usuario es administrador del Grupo de amigos y no se delega la responsabilidad a otro, se opta por cerrar el grupo de amigos.</text:span></text:p>
        </text:list-item>
        <text:list-item>
          <text:p text:style-name="P1">Alta Comentario Foto: <text:span text:style-name="T1">El usuario requiere agregar un comentario a una foto de un album de fotos.</text:span></text:p>
        </text:list-item>
        <text:list-item>
          <text:p text:style-name="P1">Verificación de Amistad: <text:span text:style-name="T1">Cuando el usuario requiere agregar un comentario a una foto se realiza una verificación de amistad con el propietario del álbum.</text:span></text:p>
        </text:list-item>
        <text:list-item>
          <text:p text:style-name="P1">Verificación de Permisos:<text:span text:style-name="T1"> Cuando el usuario requiere agregar un comentario a una foto se realiza una verificación de permisos que el usuario posee, proveídos por el propietario del álbum al mismo. </text:span></text:p>
        </text:list-item>
        <text:list-item>
          <text:p text:style-name="P1">Verificar amigos en común: <text:span text:style-name="T1">Un usuario dentro del sistema, tiene una relación de amistad con otro usuario del sistema. Producto de ello, se realiza una verificación de los amigos en común a ambos usuarios.</text:span></text:p>
        </text:list-item>
        <text:list-item>
          <text:p text:style-name="P1">Verificar amigos usuarios:<text:span text:style-name="T1"> Verificación de todos los amigos de un usuario.</text:span></text:p>
        </text:list-item>
        <text:list-item>
          <text:p text:style-name="P1">Notificar Coincidencias:<text:span text:style-name="T1"> Si entre dos usuarios del sistema, se encuentra que hay 2 o mas amigos en común, se genera una notificación de coincidencia a los usuarios afectad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g gargantini</meta:initial-creator>
    <meta:creation-date>2011-04-17T21:44:21</meta:creation-date>
    <dc:date>2011-04-17T22:22:05</dc:date>
    <dc:creator>ing gargantini</dc:creator>
    <meta:editing-duration>PT37M44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1" meta:paragraph-count="12" meta:word-count="243" meta:character-count="1397"/>
  </office:meta>
</office:document-meta>
</file>